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Georgia" style:font-name-asian="Times New Roman" fo:color="#000000" style:letter-kerning="true" fo:font-size="14pt" style:font-size-asian="14pt" style:font-size-complex="14pt" style:language-asian="es" style:country-asian="ES"/>
    </style:style>
    <style:style style:name="P2" style:parent-style-name="Normal" style:family="paragraph">
      <style:paragraph-properties fo:margin-bottom="0in" fo:line-height="100%"/>
      <style:text-properties style:font-name="Georgia" style:font-name-asian="Times New Roman" fo:color="#000000" style:letter-kerning="true" fo:font-size="14pt" style:font-size-asian="14pt" style:font-size-complex="14pt" style:language-asian="es" style:country-asian="ES"/>
    </style:style>
    <style:style style:name="P3" style:parent-style-name="Normal" style:family="paragraph">
      <style:paragraph-properties fo:margin-bottom="0in" fo:line-height="100%"/>
      <style:text-properties style:font-name="Georgia" style:font-name-asian="Times New Roman" fo:color="#000000" style:letter-kerning="true" fo:font-size="14pt" style:font-size-asian="14pt" style:font-size-complex="14pt" style:language-asian="es" style:country-asian="ES"/>
    </style:style>
    <style:style style:name="P4" style:parent-style-name="Normal" style:family="paragraph">
      <style:paragraph-properties fo:margin-bottom="0in" fo:line-height="100%"/>
      <style:text-properties style:font-name="Georgia" style:font-name-asian="Times New Roman" fo:color="#000000" style:letter-kerning="true" fo:font-size="14pt" style:font-size-asian="14pt" style:font-size-complex="14pt" style:language-asian="es" style:country-asian="ES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Normal" style:family="paragraph">
      <style:paragraph-properties fo:margin-bottom="0in" style:line-height-at-least="0.1979in" fo:background-color="#1E1E1E"/>
    </style:style>
    <style:style style:name="T8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" style:parent-style-name="Fuentedepárrafopredeter." style:family="text">
      <style:text-properties style:font-name="Consolas" style:font-name-asian="Times New Roman" fo:color="#4FC1FF" fo:font-size="10.5pt" style:font-size-asian="10.5pt" style:font-size-complex="10.5pt" style:language-asian="es" style:country-asian="ES"/>
    </style:style>
    <style:style style:name="T1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P15" style:parent-style-name="Normal" style:family="paragraph">
      <style:paragraph-properties fo:margin-bottom="0in" style:line-height-at-least="0.1979in" fo:background-color="#1E1E1E"/>
    </style:style>
    <style:style style:name="T16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Consolas" style:font-name-asian="Times New Roman" fo:color="#4FC1FF" fo:font-size="10.5pt" style:font-size-asian="10.5pt" style:font-size-complex="10.5pt" style:language-asian="es" style:country-asian="ES"/>
    </style:style>
    <style:style style:name="T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P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4" style:parent-style-name="Normal" style:family="paragraph">
      <style:paragraph-properties fo:margin-bottom="0in" style:line-height-at-least="0.1979in" fo:background-color="#1E1E1E"/>
    </style:style>
    <style:style style:name="T25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1" style:parent-style-name="Normal" style:family="paragraph">
      <style:paragraph-properties fo:margin-bottom="0in" style:line-height-at-least="0.1979in" fo:background-color="#1E1E1E"/>
    </style:style>
    <style:style style:name="T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9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Consolas" style:font-name-asian="Times New Roman" fo:color="#4FC1FF" fo:font-size="10.5pt" style:font-size-asian="10.5pt" style:font-size-complex="10.5pt" style:language-asian="es" style:country-asian="ES"/>
    </style:style>
    <style:style style:name="P42" style:parent-style-name="Normal" style:family="paragraph">
      <style:paragraph-properties fo:margin-bottom="0in" style:line-height-at-least="0.1979in" fo:background-color="#1E1E1E"/>
    </style:style>
    <style:style style:name="T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8" style:parent-style-name="Fuentedepárrafopredeter." style:family="text">
      <style:text-properties style:font-name="Consolas" style:font-name-asian="Times New Roman" fo:color="#4FC1FF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0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P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3" style:parent-style-name="Normal" style:family="paragraph">
      <style:paragraph-properties fo:margin-bottom="0in" style:line-height-at-least="0.1979in" fo:background-color="#1E1E1E"/>
    </style:style>
    <style:style style:name="T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P58" style:parent-style-name="Normal" style:family="paragraph">
      <style:paragraph-properties fo:margin-bottom="0in" style:line-height-at-least="0.1979in" fo:background-color="#1E1E1E"/>
    </style:style>
    <style:style style:name="T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68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Párrafodelista" style:family="paragraph"/>
    <style:style style:name="T71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72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73" style:parent-style-name="Párrafodelista" style:family="paragraph">
      <style:text-properties style:font-name="Consolas" fo:color="#000000" fo:font-size="11.5pt" style:font-size-asian="11.5pt" style:font-size-complex="11.5pt" fo:background-color="#FFFFFF"/>
    </style:style>
    <style:style style:name="P74" style:parent-style-name="Párrafodelista" style:family="paragraph"/>
    <style:style style:name="T75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76" style:parent-style-name="jspropertycolor" style:family="text">
      <style:text-properties style:font-name="Consolas" fo:color="#000000" fo:font-size="11.5pt" style:font-size-asian="11.5pt" style:font-size-complex="11.5pt" fo:background-color="#FFFFFF"/>
    </style:style>
    <style:style style:name="T77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78" style:parent-style-name="jsstringcolor" style:family="text">
      <style:text-properties style:font-name="Consolas" fo:color="#A52A2A" fo:font-size="11.5pt" style:font-size-asian="11.5pt" style:font-size-complex="11.5pt" fo:background-color="#FFFFFF"/>
    </style:style>
    <style:style style:name="T79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80" style:parent-style-name="CódigoHTML" style:family="text">
      <style:text-properties style:font-name="Consolas" style:font-name-asian="Calibri" fo:font-weight="bold" style:font-weight-asian="bold" style:font-weight-complex="bold" fo:color="#DC143C" fo:font-size="12pt" style:font-size-asian="12pt" style:font-size-complex="12pt"/>
    </style:style>
    <style:style style:name="T81" style:parent-style-name="CódigoHTML" style:family="text">
      <style:text-properties style:font-name="Consolas" style:font-name-asian="Calibri" fo:color="#DC143C" fo:font-size="12pt" style:font-size-asian="12pt" style:font-size-complex="12pt"/>
    </style:style>
    <style:style style:name="T82" style:parent-style-name="Fuentedepárrafopredeter." style:family="text">
      <style:text-properties style:font-name="Verdana" fo:color="#000000" fo:font-size="11.5pt" style:font-size-asian="11.5pt" style:font-size-complex="11.5pt" fo:background-color="#FFFFFF"/>
    </style:style>
    <style:style style:name="T83" style:parent-style-name="Fuentedepárrafopredeter." style:family="text">
      <style:text-properties style:font-name="Verdana" fo:color="#000000" fo:font-size="11.5pt" style:font-size-asian="11.5pt" style:font-size-complex="11.5pt" fo:background-color="#FFFFFF"/>
    </style:style>
    <style:style style:name="P84" style:parent-style-name="Normal" style:family="paragraph">
      <style:text-properties style:font-name="Verdana" fo:color="#000000" fo:font-size="11.5pt" style:font-size-asian="11.5pt" style:font-size-complex="11.5pt" fo:background-color="#FFFFFF"/>
    </style:style>
    <style:style style:name="T85" style:parent-style-name="Fuentedepárrafopredeter." style:family="text">
      <style:text-properties style:font-name="Verdana" fo:color="#000000" fo:font-size="11.5pt" style:font-size-asian="11.5pt" style:font-size-complex="11.5pt" fo:background-color="#FFFFFF"/>
    </style:style>
    <style:style style:name="T86" style:parent-style-name="Textoennegrita" style:family="text">
      <style:text-properties style:font-name="Verdana" fo:color="#000000" fo:font-size="11.5pt" style:font-size-asian="11.5pt" style:font-size-complex="11.5pt" fo:background-color="#FFFFFF"/>
    </style:style>
    <style:style style:name="T87" style:parent-style-name="Textoennegrita" style:family="text">
      <style:text-properties style:font-name="Verdana" fo:font-weight="normal" style:font-weight-asian="normal" style:font-weight-complex="normal" fo:color="#000000" fo:font-size="11.5pt" style:font-size-asian="11.5pt" style:font-size-complex="11.5pt" fo:background-color="#FFFFFF"/>
    </style:style>
    <style:style style:name="T88" style:parent-style-name="Textoennegrita" style:family="text">
      <style:text-properties style:font-name="Verdana" fo:color="#000000" fo:font-size="11.5pt" style:font-size-asian="11.5pt" style:font-size-complex="11.5pt" fo:background-color="#FFFFFF"/>
    </style:style>
    <style:style style:name="T89" style:parent-style-name="Hipervínculo" style:family="text">
      <style:text-properties style:font-name="Verdana" fo:font-size="11.5pt" style:font-size-asian="11.5pt" style:font-size-complex="11.5pt" fo:background-color="#FFFFFF"/>
    </style:style>
    <style:style style:name="T90" style:parent-style-name="Fuentedepárrafopredeter." style:family="text">
      <style:text-properties style:font-name="Verdana" fo:color="#000000" fo:font-size="11.5pt" style:font-size-asian="11.5pt" style:font-size-complex="11.5pt" fo:background-color="#FFFFFF"/>
    </style:style>
    <style:style style:name="T91" style:parent-style-name="Fuentedepárrafopredeter." style:family="text">
      <style:text-properties style:font-name="Verdana" fo:color="#000000" fo:font-size="11.5pt" style:font-size-asian="11.5pt" style:font-size-complex="11.5pt" fo:background-color="#FFFFFF"/>
    </style:style>
    <style:style style:name="T92" style:parent-style-name="commentcolor" style:family="text">
      <style:text-properties style:font-name="Consolas" fo:color="#008000" fo:font-size="11.5pt" style:font-size-asian="11.5pt" style:font-size-complex="11.5pt" fo:background-color="#FFFFFF"/>
    </style:style>
    <style:style style:name="T93" style:parent-style-name="Fuentedepárrafopredeter." style:family="text">
      <style:text-properties style:font-name="Consolas" fo:color="#008000" fo:font-size="11.5pt" style:font-size-asian="11.5pt" style:font-size-complex="11.5pt" fo:background-color="#FFFFFF"/>
    </style:style>
    <style:style style:name="T94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95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96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97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98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99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00" style:parent-style-name="commentcolor" style:family="text">
      <style:text-properties style:font-name="Consolas" fo:color="#008000" fo:font-size="11.5pt" style:font-size-asian="11.5pt" style:font-size-complex="11.5pt" fo:background-color="#FFFFFF"/>
    </style:style>
    <style:style style:name="T101" style:parent-style-name="Fuentedepárrafopredeter." style:family="text">
      <style:text-properties style:font-name="Consolas" fo:color="#008000" fo:font-size="11.5pt" style:font-size-asian="11.5pt" style:font-size-complex="11.5pt" fo:background-color="#FFFFFF"/>
    </style:style>
    <style:style style:name="T102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03" style:parent-style-name="jsnumbercolor" style:family="text">
      <style:text-properties style:font-name="Consolas" fo:color="#FF0000" fo:font-size="11.5pt" style:font-size-asian="11.5pt" style:font-size-complex="11.5pt" fo:background-color="#FFFFFF"/>
    </style:style>
    <style:style style:name="T104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05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106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07" style:parent-style-name="jsstringcolor" style:family="text">
      <style:text-properties style:font-name="Consolas" fo:color="#A52A2A" fo:font-size="11.5pt" style:font-size-asian="11.5pt" style:font-size-complex="11.5pt" fo:background-color="#FFFFFF"/>
    </style:style>
    <style:style style:name="T108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109" style:parent-style-name="Normal" style:family="paragraph">
      <style:text-properties style:font-name="Consolas" fo:color="#000000" fo:font-size="11.5pt" style:font-size-asian="11.5pt" style:font-size-complex="11.5pt" fo:background-color="#FFFFFF"/>
    </style:style>
    <style:style style:name="P110" style:parent-style-name="Normal" style:family="paragraph">
      <style:text-properties style:font-name="Consolas" fo:color="#000000" fo:font-size="11.5pt" style:font-size-asian="11.5pt" style:font-size-complex="11.5pt" fo:background-color="#FFFFFF"/>
    </style:style>
    <style:style style:name="P111" style:parent-style-name="Normal" style:family="paragraph">
      <style:text-properties style:font-name="Consolas" fo:color="#000000" fo:font-size="11.5pt" style:font-size-asian="11.5pt" style:font-size-complex="11.5pt" fo:background-color="#FFFFFF"/>
    </style:style>
    <style:style style:name="T112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13" style:parent-style-name="Fuentedepárrafopredeter." style:family="text">
      <style:text-properties style:font-name="Consolas" fo:font-weight="bold" style:font-weight-asian="bold" style:font-weight-complex="bold" fo:color="#000000" fo:font-size="11.5pt" style:font-size-asian="11.5pt" style:font-size-complex="11.5pt" fo:background-color="#FFFFFF"/>
    </style:style>
    <style:style style:name="T114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15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116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17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18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19" style:parent-style-name="jsstringcolor" style:family="text">
      <style:text-properties style:font-name="Consolas" fo:color="#A52A2A" fo:font-size="11.5pt" style:font-size-asian="11.5pt" style:font-size-complex="11.5pt" fo:background-color="#FFFFFF"/>
    </style:style>
    <style:style style:name="T120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21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22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23" style:parent-style-name="jsstringcolor" style:family="text">
      <style:text-properties style:font-name="Consolas" fo:color="#A52A2A" fo:font-size="11.5pt" style:font-size-asian="11.5pt" style:font-size-complex="11.5pt" fo:background-color="#FFFFFF"/>
    </style:style>
    <style:style style:name="T124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25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26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27" style:parent-style-name="jsnumbercolor" style:family="text">
      <style:text-properties style:font-name="Consolas" fo:color="#FF0000" fo:font-size="11.5pt" style:font-size-asian="11.5pt" style:font-size-complex="11.5pt" fo:background-color="#FFFFFF"/>
    </style:style>
    <style:style style:name="T128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29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130" style:parent-style-name="Normal" style:family="paragraph">
      <style:text-properties style:font-name="Consolas" fo:color="#FFFFFF" fo:font-size="11.5pt" style:font-size-asian="11.5pt" style:font-size-complex="11.5pt" fo:background-color="#FFFFFF"/>
    </style:style>
    <style:style style:name="T131" style:parent-style-name="jskeywordcolor" style:family="text">
      <style:text-properties style:font-name="Consolas" fo:color="#FFFFFF" fo:font-size="11.5pt" style:font-size-asian="11.5pt" style:font-size-complex="11.5pt" fo:background-color="#FFFFFF"/>
    </style:style>
    <style:style style:name="T132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33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34" style:parent-style-name="Fuentedepárrafopredeter." style:family="text">
      <style:text-properties style:font-name="Consolas" fo:color="#FFFFFF" fo:font-size="11.5pt" style:font-size-asian="11.5pt" style:font-size-complex="11.5pt"/>
    </style:style>
    <style:style style:name="T135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36" style:parent-style-name="jsstringcolor" style:family="text">
      <style:text-properties style:font-name="Consolas" fo:color="#FFFFFF" fo:font-size="11.5pt" style:font-size-asian="11.5pt" style:font-size-complex="11.5pt" fo:background-color="#FFFFFF"/>
    </style:style>
    <style:style style:name="T137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38" style:parent-style-name="Fuentedepárrafopredeter." style:family="text">
      <style:text-properties style:font-name="Consolas" fo:color="#FFFFFF" fo:font-size="11.5pt" style:font-size-asian="11.5pt" style:font-size-complex="11.5pt"/>
    </style:style>
    <style:style style:name="T139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40" style:parent-style-name="jsstringcolor" style:family="text">
      <style:text-properties style:font-name="Consolas" fo:color="#FFFFFF" fo:font-size="11.5pt" style:font-size-asian="11.5pt" style:font-size-complex="11.5pt" fo:background-color="#FFFFFF"/>
    </style:style>
    <style:style style:name="T141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42" style:parent-style-name="Fuentedepárrafopredeter." style:family="text">
      <style:text-properties style:font-name="Consolas" fo:color="#FFFFFF" fo:font-size="11.5pt" style:font-size-asian="11.5pt" style:font-size-complex="11.5pt"/>
    </style:style>
    <style:style style:name="T143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44" style:parent-style-name="jsnumbercolor" style:family="text">
      <style:text-properties style:font-name="Consolas" fo:color="#FFFFFF" fo:font-size="11.5pt" style:font-size-asian="11.5pt" style:font-size-complex="11.5pt" fo:background-color="#FFFFFF"/>
    </style:style>
    <style:style style:name="T145" style:parent-style-name="Fuentedepárrafopredeter." style:family="text">
      <style:text-properties style:font-name="Consolas" fo:color="#FFFFFF" fo:font-size="11.5pt" style:font-size-asian="11.5pt" style:font-size-complex="11.5pt"/>
    </style:style>
    <style:style style:name="T146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P147" style:parent-style-name="Normal" style:family="paragraph">
      <style:text-properties style:font-name="Consolas" fo:color="#000000" fo:font-size="11.5pt" style:font-size-asian="11.5pt" style:font-size-complex="11.5pt" fo:background-color="#FFFFFF"/>
    </style:style>
    <style:style style:name="T148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49" style:parent-style-name="Fuentedepárrafopredeter." style:family="text">
      <style:text-properties style:font-name="Consolas" fo:font-weight="bold" style:font-weight-asian="bold" style:font-weight-complex="bold" fo:color="#000000" fo:font-size="11.5pt" style:font-size-asian="11.5pt" style:font-size-complex="11.5pt" fo:background-color="#FFFFFF"/>
    </style:style>
    <style:style style:name="T150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T152" style:parent-style-name="jskeywordcolor" style:family="text">
      <style:text-properties style:font-name="Consolas" fo:font-weight="bold" style:font-weight-asian="bold" style:font-weight-complex="bold" fo:color="#0000CD" fo:font-size="11.5pt" style:font-size-asian="11.5pt" style:font-size-complex="11.5pt" fo:background-color="#FFFFFF"/>
    </style:style>
    <style:style style:name="T153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54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55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56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57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58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59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60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61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62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63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64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65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166" style:parent-style-name="Normal" style:family="paragraph">
      <style:text-properties style:font-name-complex="Calibri"/>
    </style:style>
    <style:style style:name="P167" style:parent-style-name="Título2" style:family="paragraph">
      <style:paragraph-properties fo:margin-top="0.1041in" fo:margin-bottom="0.1041in" fo:background-color="#FFFFFF"/>
    </style:style>
    <style:style style:name="T168" style:parent-style-name="Fuentedepárrafopredeter.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169" style:parent-style-name="Fuentedepárrafopredeter." style:family="text">
      <style:text-properties style:font-name="Calibri" style:font-name-complex="Calibri" fo:color="#000000" fo:font-size="11pt" style:font-size-asian="11pt" style:font-size-complex="11pt"/>
    </style:style>
    <style:style style:name="T170" style:parent-style-name="Fuentedepárrafopredeter." style:family="text">
      <style:text-properties style:font-name-complex="Calibri" fo:font-weight="bold" style:font-weight-asian="bold" style:font-weight-complex="bold" fo:color="#000000"/>
    </style:style>
    <style:style style:name="T171" style:parent-style-name="Fuentedepárrafopredeter." style:family="text">
      <style:text-properties style:font-name-complex="Calibri" fo:color="#000000"/>
    </style:style>
    <style:style style:name="T172" style:parent-style-name="Fuentedepárrafopredeter." style:family="text">
      <style:text-properties style:font-name-complex="Calibri" fo:color="#000000"/>
    </style:style>
    <style:style style:name="T173" style:parent-style-name="jskeywordcolor" style:family="text">
      <style:text-properties style:font-name="Consolas" fo:font-size="11.5pt" style:font-size-asian="11.5pt" style:font-size-complex="11.5pt" fo:background-color="#FFFFFF"/>
    </style:style>
    <style:style style:name="T174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P175" style:parent-style-name="Normal" style:family="paragraph">
      <style:paragraph-properties fo:margin-left="0.4916in">
        <style:tab-stops/>
      </style:paragraph-properties>
      <style:text-properties style:font-name="Consolas" fo:font-size="11.5pt" style:font-size-asian="11.5pt" style:font-size-complex="11.5pt" fo:background-color="#FFFFFF"/>
    </style:style>
    <style:style style:name="P176" style:parent-style-name="Normal" style:family="paragraph">
      <style:paragraph-properties fo:margin-left="0.4916in">
        <style:tab-stops/>
      </style:paragraph-properties>
      <style:text-properties style:font-name="Consolas" fo:font-size="11.5pt" style:font-size-asian="11.5pt" style:font-size-complex="11.5pt" fo:background-color="#FFFFFF"/>
    </style:style>
    <style:style style:name="P177" style:parent-style-name="Normal" style:family="paragraph">
      <style:paragraph-properties fo:margin-left="0.4916in">
        <style:tab-stops/>
      </style:paragraph-properties>
      <style:text-properties style:font-name="Consolas" fo:font-size="11.5pt" style:font-size-asian="11.5pt" style:font-size-complex="11.5pt" fo:background-color="#FFFFFF"/>
    </style:style>
    <style:style style:name="P178" style:parent-style-name="Normal" style:family="paragraph">
      <style:paragraph-properties fo:margin-left="0.4916in">
        <style:tab-stops/>
      </style:paragraph-properties>
      <style:text-properties style:font-name="Consolas" fo:font-size="11.5pt" style:font-size-asian="11.5pt" style:font-size-complex="11.5pt" fo:background-color="#FFFFFF"/>
    </style:style>
    <style:style style:name="P179" style:parent-style-name="Normal" style:family="paragraph">
      <style:paragraph-properties fo:margin-left="0.4916in">
        <style:tab-stops/>
      </style:paragraph-properties>
    </style:style>
    <style:style style:name="T180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P181" style:parent-style-name="Normal" style:family="paragraph">
      <style:text-properties style:font-name="Consolas" fo:font-size="11.5pt" style:font-size-asian="11.5pt" style:font-size-complex="11.5pt" fo:background-color="#FFFFFF"/>
    </style:style>
    <style:style style:name="T182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3" style:parent-style-name="Fuentedepárrafopredeter." style:family="text">
      <style:text-properties style:font-name="Consolas" fo:font-size="11.5pt" style:font-size-asian="11.5pt" style:font-size-complex="11.5pt"/>
    </style:style>
    <style:style style:name="T184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5" style:parent-style-name="jsstringcolor" style:family="text">
      <style:text-properties style:font-name="Consolas" fo:font-size="11.5pt" style:font-size-asian="11.5pt" style:font-size-complex="11.5pt" fo:background-color="#FFFFFF"/>
    </style:style>
    <style:style style:name="T186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7" style:parent-style-name="Fuentedepárrafopredeter." style:family="text">
      <style:text-properties style:font-name="Consolas" fo:font-size="11.5pt" style:font-size-asian="11.5pt" style:font-size-complex="11.5pt"/>
    </style:style>
    <style:style style:name="T188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9" style:parent-style-name="jsstringcolor" style:family="text">
      <style:text-properties style:font-name="Consolas" fo:font-size="11.5pt" style:font-size-asian="11.5pt" style:font-size-complex="11.5pt" fo:background-color="#FFFFFF"/>
    </style:style>
    <style:style style:name="T190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91" style:parent-style-name="Fuentedepárrafopredeter." style:family="text">
      <style:text-properties style:font-name="Consolas" fo:font-size="11.5pt" style:font-size-asian="11.5pt" style:font-size-complex="11.5pt"/>
    </style:style>
    <style:style style:name="T192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93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194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195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196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P197" style:parent-style-name="Normal" style:family="paragraph">
      <style:paragraph-properties fo:text-indent="0.4916in"/>
    </style:style>
    <style:style style:name="T198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P199" style:parent-style-name="Normal" style:family="paragraph">
      <style:paragraph-properties fo:text-indent="0.4916in"/>
    </style:style>
    <style:style style:name="T200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201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202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203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204" style:parent-style-name="Fuentedepárrafopredeter." style:family="text">
      <style:text-properties style:font-name="Consolas" fo:font-size="11.5pt" style:font-size-asian="11.5pt" style:font-size-complex="11.5pt"/>
    </style:style>
    <style:style style:name="T205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P206" style:parent-style-name="Título2" style:family="paragraph">
      <style:paragraph-properties fo:margin-top="0.1041in" fo:margin-bottom="0.1041in" fo:background-color="#FFFFFF"/>
      <style:text-properties style:font-name="Calibri" style:font-name-complex="Calibri" style:use-window-font-color="true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/>
      <text:h text:style-name="P2" text:outline-level="1"/>
      <text:h text:style-name="P3" text:outline-level="1"/>
      <text:h text:style-name="P4" text:outline-level="1">git - la guía sencilla</text:h>
      <text:p text:style-name="Normal"><text:a xlink:href="http://rogerdudler.github.io/git-guide/index.es.html" office:target-frame-name="_top" xlink:show="replace"><text:span text:style-name="Hipervínculo">http://rogerdudler.github.io/git-guide/index.es.html</text:span></text:a></text:p>
      <text:p text:style-name="Normal">-----------------------</text:p>
      <text:p text:style-name="Normal">David Carvajal Garrido <text:s text:c="2"/>- <text:s text:c="2"/>DevIdCarvajal</text:p>
      <text:p text:style-name="Normal">https://github.com/DevIdCarvajal</text:p>
      <text:p text:style-name="Normal">-----------------------</text:p>
      <text:p text:style-name="Normal">para ver ramas y demás, más graficamente</text:p>
      <text:p text:style-name="Normal"><text:a xlink:href="https://www.gitkraken.com/jc" office:target-frame-name="_top" xlink:show="replace"><text:span text:style-name="Hipervínculo">https://w</text:span><text:span text:style-name="Hipervínculo">ww.gitkraken.com/jc</text:span></text:a></text:p>
      <text:p text:style-name="Normal"/>
      <text:p text:style-name="Normal">------------------------------------------------------------------------------------------------------------------------------</text:p>
      <text:p text:style-name="P5">Node</text:p>
      <text:p text:style-name="Normal">Gestor de paquetes</text:p>
      <text:p text:style-name="Normal">Fichero package jason</text:p>
      <text:p text:style-name="Normal"/>
      <text:p text:style-name="Normal">------------------------------------------------------------------------------------------------------------------------------</text:p>
      <text:p text:style-name="Normal"/>
      <text:p text:style-name="P6">TypeScript</text:p>
      <text:p text:style-name="Normal">Código tipado para evitar errores.</text:p>
      <text:p text:style-name="Normal">Typescript es un super set de javascript (super conjunto).<text:s/></text:p>
      <text:p text:style-name="Normal">Los navegadores no lo entiende.<text:s/></text:p>
      <text:p text:style-name="Normal"/>
      <text:p text:style-name="Normal">Typear =<text:s/>meter al código javascript los tipos de datos, como por ejemplo:<text:s/></text:p>
      <text:p text:style-name="P7"><text:span text:style-name="T8">const</text:span><text:span text:style-name="T9"><text:s/></text:span><text:span text:style-name="T10">myName</text:span><text:span text:style-name="T11">:<text:s/></text:span><text:span text:style-name="T12">string</text:span><text:span text:style-name="T13"><text:s/>=<text:s/></text:span><text:span text:style-name="T14">"David"</text:span></text:p>
      <text:p text:style-name="P15"><text:span text:style-name="T16">const</text:span><text:span text:style-name="T17"><text:s/></text:span><text:span text:style-name="T18">myAge</text:span><text:span text:style-name="T19">:<text:s/></text:span><text:span text:style-name="T20">number</text:span><text:span text:style-name="T21"><text:s/>=<text:s/></text:span><text:span text:style-name="T22">34</text:span></text:p>
      <text:p text:style-name="P23"/>
      <text:p text:style-name="P24"><text:span text:style-name="T25">function</text:span><text:span text:style-name="T26"><text:s/></text:span><text:span text:style-name="T27">sayHelloWorld</text:span><text:span text:style-name="T28">():<text:s/></text:span><text:span text:style-name="T29">string</text:span><text:span text:style-name="T30"><text:s/>{</text:span></text:p>
      <text:p text:style-name="P31"><text:span text:style-name="T32">   <text:s/></text:span><text:span text:style-name="T33">let</text:span><text:span text:style-name="T34"><text:s/></text:span><text:span text:style-name="T35">message</text:span><text:span text:style-name="T36">:<text:s/></text:span><text:span text:style-name="T37">string</text:span><text:span text:style-name="T38"><text:s/>=<text:s/></text:span><text:span text:style-name="T39">"Hola Mundo, soy "</text:span><text:span text:style-name="T40"><text:s/>+<text:s/></text:span><text:span text:style-name="T41">myName</text:span></text:p>
      <text:p text:style-name="P42"><text:span text:style-name="T43">   <text:s/></text:span><text:span text:style-name="T44">message</text:span><text:span text:style-name="T45"><text:s/>+=<text:s/></text:span><text:span text:style-name="T46">" y tengo "</text:span><text:span text:style-name="T47"><text:s/>+<text:s/></text:span><text:span text:style-name="T48">myAge</text:span><text:span text:style-name="T49"><text:s/>+<text:s/></text:span><text:span text:style-name="T50">"<text:s/></text:span><text:span text:style-name="T51">años"</text:span></text:p>
      <text:p text:style-name="P52"/>
      <text:p text:style-name="P53"><text:span text:style-name="T54">   <text:s/></text:span><text:span text:style-name="T55">return</text:span><text:span text:style-name="T56"><text:s/></text:span><text:span text:style-name="T57">message</text:span></text:p>
      <text:p text:style-name="P58"><text:span text:style-name="T59">   <text:s/></text:span><text:span text:style-name="T60">console</text:span><text:span text:style-name="T61">.</text:span><text:span text:style-name="T62">log</text:span><text:span text:style-name="T63">(</text:span><text:span text:style-name="T64">sayHelloWorld</text:span><text:span text:style-name="T65">())</text:span></text:p>
      <text:p text:style-name="P66">}</text:p>
      <text:p text:style-name="Normal"/>
      <text:p text:style-name="Normal"/>
      <text:p text:style-name="Normal">Después transpilar o compilar: para compilar instalamos tsc de forma global de la siguiente manera: npm install --global nombreDePaqueteAInstalar o <text:s/></text:p>
      <text:p text:style-name="Normal">npm <text:s/>i --g<text:s/>nombreDePaqueteAInstalar</text:p>
      <text:p text:style-name="Normal"><draw:frame draw:style-name="a0" draw:name="Imagen 5" text:anchor-type="as-char" svg:x="0in" svg:y="0in" svg:width="5.79167in" svg:height="0.53125in" style:rel-width="scale" style:rel-height="scale"><draw:image xlink:href="media/image1.png" xlink:type="simple" xlink:show="embed" xlink:actuate="onLoad"/><svg:title/><svg:desc/></draw:frame></text:p>
      <text:p text:style-name="Normal">Puedo lanzar el código por navegador para probarlo con el f12</text:p>
      <text:p text:style-name="Normal">O a través de la terminal, para correr código javasript sin un navegador: con node y el nombre del archivo con su extensión</text:p>
      <text:p text:style-name="Normal"/>
      <text:p text:style-name="Normal"><text:span text:style-name="T67"><draw:frame draw:style-name="a1" draw:name="Imagen 6" text:anchor-type="as-char" svg:x="0in" svg:y="0in" svg:width="1.66667in" svg:height="0.48958in" style:rel-width="scale" style:rel-height="scale"><draw:image xlink:href="media/image2.png" xlink:type="simple" xlink:show="embed" xlink:actuate="onLoad"/><svg:title/><svg:desc/></draw:frame></text:span><text:s/>para …. Typescript???</text:p>
      <text:p text:style-name="Normal"/>
      <text:p text:style-name="Normal"><draw:frame draw:style-name="a2" draw:name="Imagen 7" text:anchor-type="as-char" svg:x="0in" svg:y="0in" svg:width="2.67708in" svg:height="0.42708in" style:rel-width="scale" style:rel-height="scale"><draw:image xlink:href="media/image3.png" xlink:type="simple" xlink:show="embed" xlink:actuate="onLoad"/><svg:title/><svg:desc/></draw:frame><text:s/>para crear el<text:s/>archivo jsconfig.json</text:p>
      <text:p text:style-name="Normal"/>
      <text:p text:style-name="Normal"/>
      <text:p text:style-name="P68">w3schools.com/typescript</text:p>
      <text:p text:style-name="Normal"><text:span text:style-name="T69">Arrays</text:span><text:s/>tienen que ser elementos del mismo tipo:<text:s/></text:p>
      <text:list text:style-name="LFO1" text:continue-numbering="true">
        <text:list-item>
          <text:list>
            <text:list-item>
              <text:p text:style-name="P70"><text:span text:style-name="T71">const</text:span><text:span text:style-name="T72"> names: string[] = [];</text:span></text:p>
            </text:list-item>
          </text:list>
        </text:list-item>
        <text:list-item>
          <text:p text:style-name="P73">y para meter elementos en el array se usa:</text:p>
          <text:list text:continue-numbering="true">
            <text:list-item>
              <text:p text:style-name="P74"><text:span text:style-name="T75">names.</text:span><text:span text:style-name="T76">push</text:span><text:span text:style-name="T77">(</text:span><text:span text:style-name="T78">"Dylan"</text:span><text:span text:style-name="T79">); </text:span></text:p>
            </text:list-item>
          </text:list>
        </text:list-item>
      </text:list>
      <text:p text:style-name="Normal"/>
      <text:p text:style-name="Normal"><text:span text:style-name="T80">any</text:span><text:span text:style-name="T81"><text:s/></text:span><text:span text:style-name="T82">es un tipo que deshabilita la verificación de tipos y<text:s/></text:span><text:span text:style-name="T83">permite efectivamente el uso de todos los tipos.</text:span></text:p>
      <text:p text:style-name="P84"/>
      <text:p text:style-name="Normal"><text:span text:style-name="T85">Una </text:span><text:span text:style-name="T86">tupla<text:s/></text:span><text:span text:style-name="T87">es una</text:span><text:span text:style-name="T88"> </text:span><text:a xlink:href="https://www.w3schools.com/js/js_arrays.asp" office:target-frame-name="_top" xlink:show="replace"><text:span text:style-name="T89">matriz</text:span></text:a><text:span text:style-name="T90"> tipada con una longitud y tipos predefinidos para cada índice, en la que se<text:s/></text:span><text:span text:style-name="T91">pueden mezclar distintos tipos de elementos (al contrario que un array)<text:s/></text:span></text:p>
      <text:p text:style-name="Normal"><text:span text:style-name="T92">// define our tuple</text:span><text:span text:style-name="T93"><text:line-break/></text:span><text:span text:style-name="T94">let</text:span><text:span text:style-name="T95"> ourTuple: [number, </text:span><text:span text:style-name="T96">boolean</text:span><text:span text:style-name="T97">, string];</text:span><text:span text:style-name="T98"><text:line-break/></text:span><text:span text:style-name="T99"><text:line-break/></text:span><text:span text:style-name="T100">// initialize correctly</text:span><text:span text:style-name="T101"><text:line-break/></text:span><text:span text:style-name="T102">ourTuple = [</text:span><text:span text:style-name="T103">5</text:span><text:span text:style-name="T104">, </text:span><text:span text:style-name="T105">false</text:span><text:span text:style-name="T106">, </text:span><text:span text:style-name="T107">'Coding God was here'</text:span><text:span text:style-name="T108">];</text:span></text:p>
      <text:p text:style-name="P109"/>
      <text:p text:style-name="P110"/>
      <text:p text:style-name="P111"/>
      <text:p text:style-name="Normal"><text:span text:style-name="T112">Los<text:s/></text:span><text:span text:style-name="T113">objetos</text:span><text:span text:style-name="T114"><text:s/>también hay que tiparlos</text:span></text:p>
      <text:p text:style-name="Normal"><text:span text:style-name="T115">const</text:span><text:span text:style-name="T116"> car: { type: string, model: string, year: number } = {</text:span><text:span text:style-name="T117"><text:line-break/></text:span><text:span text:style-name="T118">  type: </text:span><text:span text:style-name="T119">"Toyota"</text:span><text:span text:style-name="T120">,</text:span><text:span text:style-name="T121"><text:line-break/></text:span><text:span text:style-name="T122">  model: </text:span><text:span text:style-name="T123">"Corolla"</text:span><text:span text:style-name="T124">,</text:span><text:span text:style-name="T125"><text:line-break/></text:span><text:span text:style-name="T126">  year: </text:span><text:span text:style-name="T127">2009</text:span><text:span text:style-name="T128"><text:line-break/></text:span><text:span text:style-name="T129">};</text:span></text:p>
      <text:p text:style-name="P130">es lo mismo que hacerlo en 2 pasos:<text:s/></text:p>
      <text:p text:style-name="Normal"><text:span text:style-name="T131">let</text:span><text:span text:style-name="T132"> car: { type: string, model: string, year: number }</text:span></text:p>
      <text:p text:style-name="Normal"><text:span text:style-name="T133">car = {</text:span><text:span text:style-name="T134"><text:line-break/></text:span><text:span text:style-name="T135">  type: </text:span><text:span text:style-name="T136">"Toyota"</text:span><text:span text:style-name="T137">,</text:span><text:span text:style-name="T138"><text:line-break/></text:span><text:span text:style-name="T139">  model: </text:span><text:span text:style-name="T140">"Corolla"</text:span><text:span text:style-name="T141">,</text:span><text:span text:style-name="T142"><text:line-break/></text:span><text:span text:style-name="T143">  year: </text:span><text:span text:style-name="T144">2009</text:span><text:span text:style-name="T145"><text:line-break/></text:span><text:span text:style-name="T146">};</text:span></text:p>
      <text:p text:style-name="P147"/>
      <text:p text:style-name="Normal"><text:span text:style-name="T148">** year</text:span><text:span text:style-name="T149">?</text:span><text:span text:style-name="T150">: number <text:s text:c="2"/>- si le añades una ? quiere decir que este elemento es opcional de ser recibido, si no nos lo dan no pasaría nada, nos dejaría igual</text:span></text:p>
      <text:p text:style-name="Normal"/>
      <text:p text:style-name="P151">Enum<text:s/></text:p>
      <text:p text:style-name="Normal"><text:span text:style-name="T152">enum</text:span><text:span text:style-name="T153"> CardinalDirections {</text:span><text:span text:style-name="T154"><text:line-break/></text:span><text:span text:style-name="T155">  North,</text:span><text:span text:style-name="T156"><text:line-break/></text:span><text:span text:style-name="T157">  East,</text:span><text:span text:style-name="T158"><text:line-break/></text:span><text:span text:style-name="T159">  South,</text:span><text:span text:style-name="T160"><text:line-break/></text:span><text:span text:style-name="T161">  West</text:span><text:span text:style-name="T162"><text:line-break/></text:span><text:span text:style-name="T163">}</text:span></text:p>
      <text:p text:style-name="Normal"><text:span text:style-name="T164">let<text:s/></text:span><text:span text:style-name="T165">direction: CardinalDirections = CardinalDirections.North</text:span></text:p>
      <text:p text:style-name="Normal"/>
      <text:p text:style-name="P166"/>
      <text:h text:style-name="P167" text:outline-level="2"><text:span text:style-name="T168">Aliases –<text:s/></text:span><text:span text:style-name="T169">a un tipo que ya existe le podemos añadir otro nombre para poder usar este nuevo nombre, y también el antiguo. No lo usa mucho el</text:span></text:h>
      <text:p text:style-name="Normal"/>
      <text:p text:style-name="Normal"/>
      <text:p text:style-name="Normal"/>
      <text:p text:style-name="Normal"/>
      <text:p text:style-name="Normal"/>
      <text:p text:style-name="Normal"><text:span text:style-name="T170">Interfaces <text:s/></text:span><text:span text:style-name="T171">- es para definir el esquema, es<text:s/></text:span><text:span text:style-name="T172">como decir que cosas van a tener los objetos de esta interface concepto genérico. La interface te impone el tipado(lo que te devuelve), pero no lo que tienen que hacer las funciones que vayan dentro.</text:span></text:p>
      <text:p text:style-name="Normal"><text:span text:style-name="T173">interface</text:span><text:span text:style-name="T174"> Icar: {<text:s/></text:span></text:p>
      <text:p text:style-name="P175">type: string,<text:s/></text:p>
      <text:p text:style-name="P176">model: string,<text:s/></text:p>
      <text:p text:style-name="P177">year?: number,</text:p>
      <text:p text:style-name="P178">run: () =&gt; void,</text:p>
      <text:p text:style-name="P179"><text:span text:style-name="T180">runVel</text:span>: () =&gt; number</text:p>
      <text:p text:style-name="P181">}</text:p>
      <text:p text:style-name="Normal"><text:span text:style-name="T182">Const myCar: Icar {</text:span><text:span text:style-name="T183"><text:line-break/></text:span><text:span text:style-name="T184">  type: </text:span><text:span text:style-name="T185">"Toyota"</text:span><text:span text:style-name="T186">,</text:span><text:span text:style-name="T187"><text:line-break/></text:span><text:span text:style-name="T188">  model: </text:span><text:span text:style-name="T189">"Corolla"</text:span><text:span text:style-name="T190">,</text:span><text:span text:style-name="T191"><text:line-break/></text:span><text:span text:style-name="T192">  year: </text:span><text:span text:style-name="T193">2009,</text:span></text:p>
      <text:p text:style-name="Normal"><text:span text:style-name="T194"><text:s text:c="2"/>run: () =&gt; console.log(“brumm, brumm”),</text:span></text:p>
      <text:p text:style-name="Normal"><text:span text:style-name="T195"><text:s text:c="2"/>runVel</text:span><text:span text:style-name="T196"><text:s/>(number) =&gt; {</text:span></text:p>
      <text:p text:style-name="P197"><text:span text:style-name="T198">console.log(“velocidad” + runVel)</text:span></text:p>
      <text:p text:style-name="P199"><text:span text:style-name="T200">return number</text:span></text:p>
      <text:p text:style-name="Normal"><text:span text:style-name="T201">}</text:span></text:p>
      <text:p text:style-name="Normal"/>
      <text:p text:style-name="Normal"><text:span text:style-name="T202">//<text:s/></text:span><text:span text:style-name="T203">haríamos una función que tenga un return y nos devuelva un numero!</text:span><text:span text:style-name="T204"><text:line-break/></text:span><text:span text:style-name="T205">};</text:span></text:p>
      <text:h text:style-name="P206" text:outline-level="2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s" style:country-asian="E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style:style style:name="jskeywordcolor" style:display-name="jskeywordcolor" style:family="text" style:parent-style-name="Fuentedepárrafopredeter."/>
    <style:style style:name="jspropertycolor" style:display-name="jspropertycolor" style:family="text" style:parent-style-name="Fuentedepárrafopredeter."/>
    <style:style style:name="jsstringcolor" style:display-name="jsstringcolo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ommentcolor" style:display-name="commentcolor" style:family="text" style:parent-style-name="Fuentedepárrafopredeter."/>
    <style:style style:name="jsnumbercolor" style:display-name="jsnumbercolor" style:family="text" style:parent-style-name="Fuentedepárrafopredeter.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quipo 11</meta:initial-creator>
    <dc:creator>Equipo 11</dc:creator>
    <meta:creation-date>2023-03-29T16:23:00Z</meta:creation-date>
    <dc:date>2023-03-29T18:30:00Z</dc:date>
    <meta:template xlink:href="Normal" xlink:type="simple"/>
    <meta:editing-cycles>3</meta:editing-cycles>
    <meta:editing-duration>PT7440S</meta:editing-duration>
    <meta:document-statistic meta:page-count="1" meta:paragraph-count="7" meta:word-count="552" meta:character-count="3585" meta:row-count="25" meta:non-whitespace-character-count="3040"/>
  </office:meta>
</office:document-meta>
</file>